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in" fo:margin-bottom="0.139in" style:contextual-spacing="false"/>
    </style:style>
    <style:style style:name="P3" style:family="paragraph" style:parent-style-name="Standard">
      <style:text-properties fo:font-size="9pt" officeooo:paragraph-rsid="00192e7e" style:font-size-asian="9pt" style:font-size-complex="9pt"/>
    </style:style>
    <style:style style:name="P4" style:family="paragraph" style:parent-style-name="Standard">
      <style:text-properties officeooo:rsid="00192e7e" officeooo:paragraph-rsid="00474e0b"/>
    </style:style>
    <style:style style:name="P5" style:family="paragraph" style:parent-style-name="Standard">
      <style:text-properties officeooo:paragraph-rsid="00192e7e"/>
    </style:style>
    <style:style style:name="P6" style:family="paragraph" style:parent-style-name="Standard">
      <style:text-properties fo:color="#000000" loext:opacity="100%" fo:font-size="9pt" fo:language="en" fo:country="US" officeooo:paragraph-rsid="00192e7e" style:font-size-asian="9pt" style:font-size-complex="9pt"/>
    </style:style>
    <style:style style:name="P7" style:family="paragraph" style:parent-style-name="Standard">
      <style:text-properties officeooo:rsid="00427c91" officeooo:paragraph-rsid="00427c91"/>
    </style:style>
    <style:style style:name="P8" style:family="paragraph" style:parent-style-name="Standard">
      <style:text-properties officeooo:paragraph-rsid="001b2b90"/>
    </style:style>
    <style:style style:name="P9" style:family="paragraph" style:parent-style-name="Standard">
      <style:text-properties officeooo:paragraph-rsid="001be3d3"/>
    </style:style>
    <style:style style:name="P10" style:family="paragraph" style:parent-style-name="Standard">
      <style:text-properties officeooo:paragraph-rsid="001e78f9"/>
    </style:style>
    <style:style style:name="P11" style:family="paragraph" style:parent-style-name="Standard">
      <style:text-properties officeooo:paragraph-rsid="00200f09"/>
    </style:style>
    <style:style style:name="P12" style:family="paragraph" style:parent-style-name="Standard">
      <style:text-properties officeooo:paragraph-rsid="00232aad"/>
    </style:style>
    <style:style style:name="P13" style:family="paragraph" style:parent-style-name="Standard">
      <style:text-properties officeooo:paragraph-rsid="00244aff"/>
    </style:style>
    <style:style style:name="P14" style:family="paragraph" style:parent-style-name="Standard">
      <style:text-properties officeooo:paragraph-rsid="001d349c"/>
    </style:style>
    <style:style style:name="P15" style:family="paragraph" style:parent-style-name="Standard">
      <style:text-properties officeooo:paragraph-rsid="0020ddb5"/>
    </style:style>
    <style:style style:name="P16" style:family="paragraph" style:parent-style-name="Standard">
      <style:text-properties officeooo:paragraph-rsid="0022d8db"/>
    </style:style>
    <style:style style:name="P17" style:family="paragraph" style:parent-style-name="Standard">
      <style:text-properties officeooo:paragraph-rsid="00267e80"/>
    </style:style>
    <style:style style:name="P18" style:family="paragraph" style:parent-style-name="Standard">
      <style:text-properties officeooo:paragraph-rsid="00253601"/>
    </style:style>
    <style:style style:name="P19" style:family="paragraph" style:parent-style-name="Standard">
      <style:text-properties officeooo:paragraph-rsid="002c9cf7"/>
    </style:style>
    <style:style style:name="P20" style:family="paragraph" style:parent-style-name="Standard">
      <style:text-properties officeooo:rsid="0014a524" officeooo:paragraph-rsid="0014a524"/>
    </style:style>
    <style:style style:name="P21" style:family="paragraph" style:parent-style-name="Standard">
      <style:text-properties officeooo:rsid="00474e0b" officeooo:paragraph-rsid="00474e0b"/>
    </style:style>
    <style:style style:name="P22" style:family="paragraph" style:parent-style-name="Standard">
      <style:text-properties officeooo:paragraph-rsid="00474e0b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Calibri1"/>
    </style:style>
    <style:style style:name="T3" style:family="text">
      <style:text-properties fo:language="en" fo:country="US" officeooo:rsid="001b2b90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language="en" fo:country="US"/>
    </style:style>
    <style:style style:name="T6" style:family="text">
      <style:text-properties fo:color="#000000" loext:opacity="100%" fo:language="en" fo:country="US" style:font-name-complex="Calibri1"/>
    </style:style>
    <style:style style:name="T7" style:family="text">
      <style:text-properties fo:color="#000000" loext:opacity="100%" fo:font-size="10pt" fo:language="en" fo:country="US" style:font-size-asian="10pt" style:font-size-complex="10pt"/>
    </style:style>
    <style:style style:name="T8" style:family="text">
      <style:text-properties fo:color="#000000" loext:opacity="100%" fo:font-size="10pt" fo:language="en" fo:country="US" officeooo:rsid="00192e7e" style:font-size-asian="10pt" style:font-size-complex="10pt"/>
    </style:style>
    <style:style style:name="T9" style:family="text">
      <style:text-properties fo:color="#000000" loext:opacity="100%" fo:font-size="10pt" fo:language="en" fo:country="US" officeooo:rsid="0035f6c8" style:font-size-asian="10pt" style:font-size-complex="10pt"/>
    </style:style>
    <style:style style:name="T10" style:family="text">
      <style:text-properties fo:color="#000000" loext:opacity="100%" fo:font-size="10pt" fo:language="en" fo:country="US" officeooo:rsid="00460ffa" style:font-size-asian="10pt" style:font-size-complex="10pt"/>
    </style:style>
    <style:style style:name="T11" style:family="text">
      <style:text-properties fo:color="#000000" loext:opacity="100%" fo:font-size="10pt" fo:language="en" fo:country="US" officeooo:rsid="00474e0b" style:font-size-asian="10pt" style:font-size-complex="10pt"/>
    </style:style>
    <style:style style:name="T12" style:family="text">
      <style:text-properties fo:color="#000000" loext:opacity="100%" fo:font-size="10pt" fo:language="en" fo:country="US" style:font-size-asian="10pt" style:font-name-complex="Calibri1" style:font-size-complex="10pt"/>
    </style:style>
    <style:style style:name="T13" style:family="text">
      <style:text-properties fo:color="#000000" loext:opacity="100%" fo:font-size="8pt" fo:language="en" fo:country="US" style:font-size-asian="8pt" style:font-size-complex="8pt"/>
    </style:style>
    <style:style style:name="T14" style:family="text">
      <style:text-properties fo:color="#000000" loext:opacity="100%" fo:font-size="12pt" fo:language="en" fo:country="US" style:font-size-asian="12pt" style:font-size-complex="12pt"/>
    </style:style>
    <style:style style:name="T15" style:family="text">
      <style:text-properties fo:color="#000000" loext:opacity="100%" fo:font-size="14pt" fo:language="en" fo:country="US" style:font-size-asian="14pt" style:font-size-complex="14pt"/>
    </style:style>
    <style:style style:name="T16" style:family="text">
      <style:text-properties fo:color="#000000" loext:opacity="100%" fo:font-size="14pt" fo:language="en" fo:country="US" officeooo:rsid="0042ba7e" style:font-size-asian="14pt" style:font-size-complex="14pt"/>
    </style:style>
    <style:style style:name="T17" style:family="text">
      <style:text-properties fo:color="#000000" loext:opacity="100%" fo:font-size="14pt" fo:language="en" fo:country="US" officeooo:rsid="00192e7e" style:font-size-asian="14pt" style:font-size-complex="14pt"/>
    </style:style>
    <style:style style:name="T18" style:family="text">
      <style:text-properties fo:color="#000000" loext:opacity="100%" fo:font-size="14pt" fo:language="en" fo:country="US" officeooo:rsid="00460ffa" style:font-size-asian="14pt" style:font-size-complex="14pt"/>
    </style:style>
    <style:style style:name="T19" style:family="text">
      <style:text-properties fo:color="#000000" loext:opacity="100%" fo:font-size="14pt" fo:language="en" fo:country="US" officeooo:rsid="00474e0b" style:font-size-asian="14pt" style:font-size-complex="14pt"/>
    </style:style>
    <style:style style:name="T20" style:family="text">
      <style:text-properties fo:color="#000000" loext:opacity="100%" fo:font-size="10.5pt" fo:language="en" fo:country="US" style:font-size-asian="10.5pt" style:font-size-complex="10.5pt"/>
    </style:style>
    <style:style style:name="T21" style:family="text">
      <style:text-properties fo:font-size="10pt" fo:language="en" fo:country="US" style:font-size-asian="10pt" style:font-size-complex="10pt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ff0000" loext:opacity="100%" fo:language="en" fo:country="US"/>
    </style:style>
    <style:style style:name="T25" style:family="text">
      <style:text-properties fo:color="#ff0000" loext:opacity="100%" fo:language="en" fo:country="US" style:font-name-complex="Calibri1"/>
    </style:style>
    <style:style style:name="T26" style:family="text">
      <style:text-properties fo:color="#c9211e" loext:opacity="100%"/>
    </style:style>
    <style:style style:name="T27" style:family="text">
      <style:text-properties fo:font-size="9pt" fo:language="en" fo:country="US" style:font-size-asian="9pt" style:font-size-complex="9pt"/>
    </style:style>
    <style:style style:name="T28" style:family="text">
      <style:text-properties officeooo:rsid="002dd2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4"><text:span text:style-name="T7">#before starting </text:span><text:span text:style-name="T11">update and upgrade packages by linux terminal by</text:span><text:span text:style-name="T21"/></text:p>
      <text:p text:style-name="P21"><text:span text:style-name="T11">#</text:span><text:span text:style-name="T15">sudo apt-get update &amp;&amp; sudo apt-get upgrade</text:span><text:span text:style-name="T21"/></text:p>
      <text:p text:style-name="P4"><text:span text:style-name="T11">#then, if they are not installed,</text:span><text:span text:style-name="T21"/></text:p>
      <text:p text:style-name="P4"><text:span text:style-name="T11">#</text:span><text:span text:style-name="T7">install packages </text:span><text:span text:style-name="T18">cmake</text:span><text:span text:style-name="T10"> and those </text:span><text:span text:style-name="T7">whose names starting with <text:s/></text:span><text:span text:style-name="T15">r-</text:span><text:span text:style-name="T7"> <text:s text:c="2"/></text:span><text:span text:style-name="T10">by</text:span><text:span text:style-name="T7"> linux terminal by</text:span><text:span text:style-name="T21"/></text:p>
      <text:p text:style-name="P5"><text:span text:style-name="T8">#</text:span><text:span text:style-name="T17">sudo apt-</text:span><text:span text:style-name="T19">get</text:span><text:span text:style-name="T17"> install </text:span><text:span text:style-name="T16">cmake </text:span><text:span text:style-name="T17">r-*</text:span><text:span text:style-name="T8"> <text:s text:c="4"/></text:span><text:span text:style-name="T9">#(don't forget the asterisk at the end)</text:span><text:span text:style-name="T21"/></text:p>
      <text:p text:style-name="P21"><text:span text:style-name="T9">#</text:span><text:span text:style-name="T7">after installation open the R Program from app menu(a terminal like console for R commands) or from terminal</text:span><text:span text:style-name="T21"/></text:p>
      <text:p text:style-name="P22"><text:span text:style-name="T7">#before </text:span><text:span text:style-name="T11">starting to </text:span><text:span text:style-name="T7">copy and paste </text:span><text:span text:style-name="T11">commands </text:span><text:span text:style-name="T22"/></text:p>
      <text:p text:style-name="P22"><text:span text:style-name="T11">#</text:span><text:span text:style-name="T7">choose a CRAN mirror by using</text:span><text:span text:style-name="T13"> </text:span><text:span text:style-name="T15">chooseCRANmirror()</text:span><text:span text:style-name="T7"> function (for example; USA TX 1</text:span><text:bookmark text:name="_GoBack"/><text:span text:style-name="T7"> works)</text:span><text:span text:style-name="T22"/></text:p>
      <text:p text:style-name="P21"><text:span text:style-name="T7">#then you can read the data from .csv file, construct models and conduct tests</text:span><text:span text:style-name="T22"/></text:p>
      <text:p text:style-name="P3"><text:span text:style-name="T1">#in tests, if </text:span><text:span text:style-name="T5">p-value &lt; 0.05, the null hypothesis is rejected and alternative hypothesis is accepted</text:span></text:p>
      <text:p text:style-name="P6">#in models, if p-value&lt; 0.05, model is valid</text:p>
      <text:p text:style-name="P5"><text:span text:style-name="T7">#in models, if an independent variable’s p-value&lt; 0.05, it is in a significant relationship with dependent variable </text:span><text:span text:style-name="T21"/></text:p>
      <text:p text:style-name="Standard"><text:span text:style-name="T14">chooseCRANmirror()</text:span><text:span text:style-name="T23"/></text:p>
      <text:p text:style-name="P7">install.packages("metan")<text:span text:style-name="T1"/></text:p>
      <text:p text:style-name="P7">library("metan")<text:span text:style-name="T1"/></text:p>
      <text:p text:style-name="P8"><text:span text:style-name="T1">library(</text:span><text:span text:style-name="T3">"</text:span><text:span text:style-name="T1">lmtest</text:span><text:span text:style-name="T3">"</text:span><text:span text:style-name="T1">)</text:span><text:span text:style-name="T1"/></text:p>
      <text:p text:style-name="P9"><text:span text:style-name="T1">library(</text:span><text:span text:style-name="T3">"</text:span><text:span text:style-name="T1">Formula</text:span><text:span text:style-name="T3">"</text:span><text:span text:style-name="T1">)</text:span><text:span text:style-name="T1"/></text:p>
      <text:p text:style-name="P10"><text:span text:style-name="T1">library(</text:span><text:span text:style-name="T3">"</text:span><text:span text:style-name="T1">nortest</text:span><text:span text:style-name="T3">"</text:span><text:span text:style-name="T1">)</text:span><text:span text:style-name="T1"/></text:p>
      <text:p text:style-name="P11"><text:span text:style-name="T1">library(</text:span><text:span text:style-name="T3">"</text:span><text:span text:style-name="T1">ggplot2</text:span><text:span text:style-name="T3">"</text:span><text:span text:style-name="T1">)</text:span><text:span text:style-name="T1"/></text:p>
      <text:p text:style-name="P12"><text:span text:style-name="T1">library(</text:span><text:span text:style-name="T3">"</text:span><text:span text:style-name="T1">MASS</text:span><text:span text:style-name="T3">"</text:span><text:span text:style-name="T1">)</text:span><text:span text:style-name="T1"/></text:p>
      <text:p text:style-name="P13"><text:span text:style-name="T1">library(</text:span><text:span text:style-name="T3">"</text:span><text:span text:style-name="T1">stats</text:span><text:span text:style-name="T3">"</text:span><text:span text:style-name="T1">)</text:span><text:span text:style-name="T1"/></text:p>
      <text:p text:style-name="P14"><text:span text:style-name="T1">library(</text:span><text:span text:style-name="T3">"</text:span><text:span text:style-name="T1">quantreg</text:span><text:span text:style-name="T3">"</text:span><text:span text:style-name="T1">)</text:span><text:span text:style-name="T1"/></text:p>
      <text:p text:style-name="P15"><text:span text:style-name="T1">library(</text:span><text:span text:style-name="T3">"</text:span><text:span text:style-name="T1">car</text:span><text:span text:style-name="T3">"</text:span><text:span text:style-name="T1">)</text:span><text:span text:style-name="T1"/></text:p>
      <text:p text:style-name="P16"><text:span text:style-name="T1">library(</text:span><text:span text:style-name="T3">"</text:span><text:span text:style-name="T1">AER</text:span><text:span text:style-name="T3">"</text:span><text:span text:style-name="T1">)</text:span><text:span text:style-name="T1"/></text:p>
      <text:p text:style-name="P17"><text:span text:style-name="T1">library(</text:span><text:span text:style-name="T3">"</text:span><text:span text:style-name="T1">qqconf</text:span><text:span text:style-name="T3">"</text:span><text:span text:style-name="T1">)</text:span><text:span text:style-name="T1"/></text:p>
      <text:p text:style-name="P18"><text:span text:style-name="T1">library(</text:span><text:span text:style-name="T3">"</text:span><text:span text:style-name="T1">ggpubr</text:span><text:span text:style-name="T3">"</text:span><text:span text:style-name="T1">)</text:span><text:span text:style-name="T1"/></text:p>
      <text:p text:style-name="P19"><text:span text:style-name="T1">library(</text:span><text:span text:style-name="T3">"</text:span><text:span text:style-name="T1">nloptr</text:span><text:span text:style-name="T3">"</text:span><text:span text:style-name="T1">)</text:span><text:span text:style-name="T1"/></text:p>
      <text:p text:style-name="P19"><text:span text:style-name="T1">library(</text:span><text:span text:style-name="T3">"</text:span><text:span text:style-name="T1">plm</text:span><text:span text:style-name="T3">"</text:span><text:span text:style-name="T1">)</text:span><text:span text:style-name="T1"/></text:p>
      <text:p text:style-name="P19"><text:soft-page-break/><text:span text:style-name="T1">library(</text:span><text:span text:style-name="T3">"</text:span><text:span text:style-name="T1">nlme</text:span><text:span text:style-name="T3">"</text:span><text:span text:style-name="T1">)</text:span><text:span text:style-name="T1"/></text:p>
      <text:p text:style-name="P19"><text:span text:style-name="T1">library(</text:span><text:span text:style-name="T3">"</text:span><text:span text:style-name="T1">foreign</text:span><text:span text:style-name="T3">"</text:span><text:span text:style-name="T1">)</text:span><text:span text:style-name="T1"/></text:p>
      <text:p text:style-name="P19"><text:span text:style-name="T1">library(</text:span><text:span text:style-name="T3">"</text:span><text:span text:style-name="T1">mgcv</text:span><text:span text:style-name="T3">"</text:span><text:span text:style-name="T1">)</text:span><text:span text:style-name="T1"/></text:p>
      <text:p text:style-name="P19"><text:span text:style-name="T1">library(</text:span><text:span text:style-name="T3">"</text:span><text:span text:style-name="T1">lubridate</text:span><text:span text:style-name="T3">"</text:span><text:span text:style-name="T1">)</text:span><text:span text:style-name="T1"/></text:p>
      <text:p text:style-name="P19"><text:span text:style-name="T1">library(</text:span><text:span text:style-name="T3">"</text:span><text:span text:style-name="T1">R.utils</text:span><text:span text:style-name="T3">"</text:span><text:span text:style-name="T1">)</text:span><text:span text:style-name="T1"/></text:p>
      <text:p text:style-name="P19">library(<text:span text:style-name="T28">"</text:span>data.table<text:span text:style-name="T28">"</text:span>)<text:span text:style-name="T1"/></text:p>
      <text:p text:style-name="Standard"><text:span text:style-name="T1">getwd()</text:span><text:span text:style-name="T1"/></text:p>
      <text:p text:style-name="Standard"><text:span text:style-name="T1">setwd("</text:span><text:span text:style-name="T24">~/Desktop</text:span><text:span text:style-name="T1">")</text:span><text:span text:style-name="T1"/></text:p>
      <text:p text:style-name="Standard"><text:span text:style-name="T24">df</text:span><text:span text:style-name="T1">&lt;-read.csv("</text:span><text:span text:style-name="T24">datafile</text:span><text:span text:style-name="T1">.csv", header=TRUE, <text:s/>sep=",", stringsAsFactors= TRUE)</text:span></text:p>
      <text:p text:style-name="Standard"><text:span text:style-name="T4">#</text:span><text:span text:style-name="T26">df</text:span>&lt;-fread("<text:span text:style-name="T26">sanayifile</text:span>.csv",header=TRUE,sep=",",stringsAsFactors=TRUE)</text:p>
      <text:p text:style-name="Standard"><text:span text:style-name="T1">attach(</text:span><text:span text:style-name="T24">df</text:span><text:span text:style-name="T1">)</text:span><text:span text:style-name="T1"/></text:p>
      <text:p text:style-name="Standard"><text:span text:style-name="T24">corro</text:span><text:span text:style-name="T1">&lt;-cor(</text:span><text:span text:style-name="T24">df</text:span><text:span text:style-name="T1">[c("</text:span><text:span text:style-name="T24">d1</text:span><text:span text:style-name="T1">","</text:span><text:span text:style-name="T24">d2</text:span><text:span text:style-name="T1">","</text:span><text:span text:style-name="T24">d3</text:span><text:span text:style-name="T1">","</text:span><text:span text:style-name="T24">d4</text:span><text:span text:style-name="T1">","</text:span><text:span text:style-name="T24">ind1</text:span><text:span text:style-name="T1">","</text:span><text:span text:style-name="T24">ind2</text:span><text:span text:style-name="T1">","</text:span><text:span text:style-name="T24">ind3</text:span><text:span text:style-name="T1">","</text:span><text:span text:style-name="T24">ind4</text:span><text:span text:style-name="T1">","</text:span><text:span text:style-name="T24">ind5</text:span><text:span text:style-name="T1">","</text:span><text:span text:style-name="T24">ind6</text:span><text:span text:style-name="T5">"</text:span><text:span text:style-name="T1">)])</text:span><text:span text:style-name="T1"/></text:p>
      <text:p text:style-name="Standard"><text:span text:style-name="T1">round(</text:span><text:span text:style-name="T24">corro</text:span><text:span text:style-name="T1">,2)</text:span><text:span text:style-name="T1"/></text:p>
      <text:p text:style-name="P20"><text:span text:style-name="T26">corchart</text:span>&lt;-corr_coef(<text:span text:style-name="T26">df</text:span>)<text:span text:style-name="T1"/></text:p>
      <text:p text:style-name="P20">plot(<text:span text:style-name="T26">corchart</text:span>)<text:span text:style-name="T1"/></text:p>
      <text:p text:style-name="Standard"><text:span text:style-name="T24">linmod1</text:span><text:span text:style-name="T5">&lt;-</text:span><text:span text:style-name="T1">lm(</text:span><text:span text:style-name="T24">d1</text:span><text:span text:style-name="T1">~</text:span><text:span text:style-name="T24">ind1</text:span><text:span text:style-name="T1">+</text:span><text:span text:style-name="T24">ind2</text:span><text:span text:style-name="T1">+</text:span><text:span text:style-name="T24">ind3</text:span><text:span text:style-name="T1">+</text:span><text:span text:style-name="T24">ind4</text:span><text:span text:style-name="T1">+</text:span><text:span text:style-name="T24">ind5</text:span><text:span text:style-name="T1">+</text:span><text:span text:style-name="T24">ind6</text:span><text:span text:style-name="T1">, data=</text:span><text:span text:style-name="T24">df</text:span><text:span text:style-name="T1">)</text:span><text:span text:style-name="T1"/></text:p>
      <text:p text:style-name="Standard"><text:span text:style-name="T1">summary(</text:span><text:span text:style-name="T24">linmod1</text:span><text:span text:style-name="T1">)</text:span><text:span text:style-name="T1"/></text:p>
      <text:p text:style-name="Standard"><text:span text:style-name="T24">model.quantilessd1</text:span><text:span text:style-name="T1">&lt;-rqss(</text:span><text:span text:style-name="T24">d1</text:span><text:span text:style-name="T1">~</text:span><text:span text:style-name="T24">ind1</text:span><text:span text:style-name="T1">+</text:span><text:span text:style-name="T24">ind2</text:span><text:span text:style-name="T1">+</text:span><text:span text:style-name="T24">ind3</text:span><text:span text:style-name="T1">+</text:span><text:span text:style-name="T24">ind4</text:span><text:span text:style-name="T1">+</text:span><text:span text:style-name="T24">ind5</text:span><text:span text:style-name="T5">+</text:span><text:span text:style-name="T24">ind6</text:span><text:span text:style-name="T1">, data=</text:span><text:span text:style-name="T24">df</text:span><text:span text:style-name="T1">, tau=0.5)</text:span><text:span text:style-name="T1"/></text:p>
      <text:p text:style-name="Standard"><text:span text:style-name="T1">summary(</text:span><text:span text:style-name="T24">model.quantilessd1</text:span><text:span text:style-name="T1">)</text:span><text:span text:style-name="T1"/></text:p>
      <text:p text:style-name="Standard"><text:span text:style-name="T24">femd1</text:span><text:span text:style-name="T1">&lt;-plm(</text:span><text:span text:style-name="T24">d1</text:span><text:span text:style-name="T1">~</text:span><text:span text:style-name="T24">ind1</text:span><text:span text:style-name="T1">+</text:span><text:span text:style-name="T24">ind2</text:span><text:span text:style-name="T1">+</text:span><text:span text:style-name="T24">ind3</text:span><text:span text:style-name="T1">+</text:span><text:span text:style-name="T24">ind4</text:span><text:span text:style-name="T5">+</text:span><text:span text:style-name="T24">ind5</text:span><text:span text:style-name="T5">+</text:span><text:span text:style-name="T24">ind6</text:span><text:span text:style-name="T1">, data=</text:span><text:span text:style-name="T24">df </text:span><text:span text:style-name="T1">, index=c("</text:span><text:span text:style-name="T24">i1</text:span><text:span text:style-name="T1">","</text:span><text:span text:style-name="T24">i2</text:span><text:span text:style-name="T1">"),model="within")</text:span><text:span text:style-name="T1"/></text:p>
      <text:p text:style-name="Standard"><text:span text:style-name="T24">femwid1</text:span><text:span text:style-name="T1">&lt;-within_intercept(</text:span><text:span text:style-name="T24">femd1</text:span><text:span text:style-name="T1">, return.model=TRUE)</text:span><text:span text:style-name="T1"/></text:p>
      <text:p text:style-name="Standard"><text:span text:style-name="T1">summary(</text:span><text:span text:style-name="T24">femwid1</text:span><text:span text:style-name="T1">)</text:span><text:span text:style-name="T1"/></text:p>
      <text:p text:style-name="Standard"><text:span text:style-name="T1">vif(</text:span><text:span text:style-name="T24">femwid1</text:span><text:span text:style-name="T1">) <text:s/>#if one result’s higher than 3(for some sources 5, or 10) there’s multicollinearity(bad) </text:span><text:span text:style-name="T1"/></text:p>
      <text:p text:style-name="Standard"><text:span text:style-name="T1">barplot(vif(</text:span><text:span text:style-name="T24">femwid1</text:span><text:span text:style-name="T1">), horiz = F, col = "steelblue", xlab="Variables", ylab="VIF Values") #figure for vif </text:span><text:span text:style-name="T1"/></text:p>
      <text:p text:style-name="Standard"><text:span text:style-name="T1">raintest(</text:span><text:span text:style-name="T24">femwid1</text:span><text:span text:style-name="T1">) <text:s text:c="36"/>#if p-value &lt;0.05, there is no linearity(bad)</text:span><text:span text:style-name="T1"/></text:p>
      <text:p text:style-name="Standard"><text:span text:style-name="T1">bptest(</text:span><text:span text:style-name="T24">femwid1</text:span><text:span text:style-name="T5">,</text:span><text:span text:style-name="T24"> </text:span><text:span text:style-name="T5">studentize=T</text:span><text:span text:style-name="T1">) <text:s text:c="13"/>#if p-value &lt;0.05, there is no homoscedasticity(bad)</text:span><text:span text:style-name="T1"/></text:p>
      <text:p text:style-name="Standard"><text:span text:style-name="T1">pbgtest(</text:span><text:span text:style-name="T24">femwid1</text:span><text:span text:style-name="T1">) <text:s text:c="38"/>#if p-value &lt;0.05, there is a serial correlation(bad)</text:span><text:span text:style-name="T1"/></text:p>
      <text:p text:style-name="Standard"><text:span text:style-name="T1">acf(</text:span><text:span text:style-name="T24">femwid1$residuals</text:span><text:span text:style-name="T5">, type="partial") <text:s/>#figure for serial correlation blue line shows p-value</text:span><text:span text:style-name="T5"/></text:p>
      <text:p text:style-name="Standard"><text:span text:style-name="T1">pcdtest(</text:span><text:span text:style-name="T24">femwid1</text:span><text:span text:style-name="T1">, test="cd") <text:s text:c="16"/>#if p-value &lt;0.05, there is cross-sectional dependency(bad) </text:span><text:span text:style-name="T1"/></text:p>
      <text:p text:style-name="Standard"><text:span text:style-name="T6">pearson.test(</text:span><text:span text:style-name="T25">femwid1</text:span><text:span text:style-name="T2">$residuals,</text:span><text:span text:style-name="T6"> adjust=F) </text:span><text:span text:style-name="T21">#if p-value &lt;0.05, residuals are not normally distributed(bad)</text:span><text:span text:style-name="T21"/></text:p>
      <text:p text:style-name="Standard"><text:soft-page-break/><text:span text:style-name="T2">ggdensity(</text:span><text:span text:style-name="T25">femwid1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5">femwid1</text:span><text:span text:style-name="T2">$residuals) #figure for normality</text:span><text:span text:style-name="T25"/></text:p>
      <text:p text:style-name="Standard"><text:span text:style-name="T25">remd1</text:span><text:span text:style-name="T2">&lt;-plm(</text:span><text:span text:style-name="T25">d1</text:span><text:span text:style-name="T2">~</text:span><text:span text:style-name="T25">ind1</text:span><text:span text:style-name="T2">+</text:span><text:span text:style-name="T25">ind2</text:span><text:span text:style-name="T2">+</text:span><text:span text:style-name="T25">ind3</text:span><text:span text:style-name="T2">+</text:span><text:span text:style-name="T25">ind4</text:span><text:span text:style-name="T6">+</text:span><text:span text:style-name="T25">ind5</text:span><text:span text:style-name="T5">+</text:span><text:span text:style-name="T24">ind6</text:span><text:span text:style-name="T2">, data=</text:span><text:span text:style-name="T25">df</text:span><text:span text:style-name="T2">, </text:span><text:span text:style-name="T1">index=c("</text:span><text:span text:style-name="T24">i1</text:span><text:span text:style-name="T1">","</text:span><text:span text:style-name="T24">i2</text:span><text:span text:style-name="T1">"), </text:span><text:span text:style-name="T2">model="random", <text:s/></text:span><text:span text:style-name="T1">random.method="amemiya")</text:span><text:span text:style-name="T2"/></text:p>
      <text:p text:style-name="Standard"><text:span text:style-name="T1">summary(</text:span><text:span text:style-name="T24">remd1</text:span><text:span text:style-name="T1">)</text:span><text:span text:style-name="T1"/></text:p>
      <text:p text:style-name="Standard"><text:span text:style-name="T1">vif(</text:span><text:span text:style-name="T24">remd1</text:span><text:span text:style-name="T1">) <text:s/>#if one result’s higher than 3(for some sources 5, or 10), there’s multicollinearity(bad) </text:span><text:span text:style-name="T1"/></text:p>
      <text:p text:style-name="Standard"><text:span text:style-name="T1">barplot(vif(</text:span><text:span text:style-name="T24">remd1</text:span><text:span text:style-name="T1">), horiz = F, col = "steelblue", xlab="Variables", ylab="VIF Values") #figure for vif </text:span><text:span text:style-name="T1"/></text:p>
      <text:p text:style-name="Standard"><text:span text:style-name="T1">raintest(</text:span><text:span text:style-name="T24">remd1</text:span><text:span text:style-name="T1">) <text:s text:c="35"/>#if p-value &lt;0.05, there is no linearity(bad)</text:span><text:span text:style-name="T1"/></text:p>
      <text:p text:style-name="Standard"><text:span text:style-name="T1">bptest(</text:span><text:span text:style-name="T24">remd1</text:span><text:span text:style-name="T5">, studentize=T</text:span><text:span text:style-name="T1">) <text:s text:c="12"/>#if p-value &lt;0.05, there is no homoscedasticity(bad)</text:span><text:span text:style-name="T1"/></text:p>
      <text:p text:style-name="Standard"><text:span text:style-name="T1">pbgtest(</text:span><text:span text:style-name="T24">remd1</text:span><text:span text:style-name="T1">) <text:s text:c="48"/>#if p-value &lt;0.05, there is a serial correlation(bad)</text:span><text:span text:style-name="T1"/></text:p>
      <text:p text:style-name="Standard"><text:span text:style-name="T1">acf(</text:span><text:span text:style-name="T24">remd1$residuals</text:span><text:span text:style-name="T5">, type="partial") <text:s/>#figure for serial correlation blue line shows p-value</text:span><text:span text:style-name="T5"/></text:p>
      <text:p text:style-name="Standard"><text:span text:style-name="T1">pcdtest(</text:span><text:span text:style-name="T24">remd1</text:span><text:span text:style-name="T1">, test="cd") <text:s text:c="16"/>#if p-value &lt;0.05, there is cross-sectional dependency(bad) </text:span><text:span text:style-name="T1"/></text:p>
      <text:p text:style-name="Standard"><text:span text:style-name="T6">pearson.test(</text:span><text:span text:style-name="T25">remd1</text:span><text:span text:style-name="T2">$residuals,</text:span><text:span text:style-name="T6"> adjust=F)</text:span><text:span text:style-name="T12"> </text:span><text:span text:style-name="T21">#if p-value &lt;0.05, residuals are not normally distributed(bad)</text:span><text:span text:style-name="T1"/></text:p>
      <text:p text:style-name="Standard"><text:span text:style-name="T2">ggdensity(</text:span><text:span text:style-name="T25">remd1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5">remd1</text:span><text:span text:style-name="T2">$residuals) #figure for normality</text:span><text:span text:style-name="T25"/></text:p>
      <text:p text:style-name="Standard"><text:span text:style-name="T24">pemd1</text:span><text:span text:style-name="T1">&lt;-plm(</text:span><text:span text:style-name="T24">d1</text:span><text:span text:style-name="T1">~</text:span><text:span text:style-name="T24">ind1</text:span><text:span text:style-name="T1">+</text:span><text:span text:style-name="T24">ind2</text:span><text:span text:style-name="T1">+</text:span><text:span text:style-name="T24">ind3</text:span><text:span text:style-name="T1">+</text:span><text:span text:style-name="T24">ind4</text:span><text:span text:style-name="T5">+</text:span><text:span text:style-name="T24">ind5</text:span><text:span text:style-name="T5">+</text:span><text:span text:style-name="T24">ind6</text:span><text:span text:style-name="T1">, data=</text:span><text:span text:style-name="T24">df</text:span><text:span text:style-name="T1">, index=c("</text:span><text:span text:style-name="T24">i1</text:span><text:span text:style-name="T1">","</text:span><text:span text:style-name="T24">i2</text:span><text:span text:style-name="T1">"), model="pooling")</text:span><text:span text:style-name="T1"/></text:p>
      <text:p text:style-name="Standard"><text:span text:style-name="T1">summary(</text:span><text:span text:style-name="T24">pemd1</text:span><text:span text:style-name="T1">)</text:span><text:span text:style-name="T1"/></text:p>
      <text:p text:style-name="Standard"><text:span text:style-name="T1">vif(</text:span><text:span text:style-name="T24">pemd1</text:span><text:span text:style-name="T1">) <text:s/>#if one result’s higher than 3(for some sources 5, or 10), there’s multicollinearity(bad) </text:span><text:span text:style-name="T1"/></text:p>
      <text:p text:style-name="Standard"><text:span text:style-name="T1">barplot(vif(</text:span><text:span text:style-name="T24">pemd1</text:span><text:span text:style-name="T1">), horiz = F, col = "steelblue", xlab="Variables", ylab="VIF Values") #figure for vif </text:span><text:span text:style-name="T1"/></text:p>
      <text:p text:style-name="Standard"><text:span text:style-name="T1">raintest(</text:span><text:span text:style-name="T24">pemd1</text:span><text:span text:style-name="T1">) <text:s text:c="35"/>#if p-value &lt;0.05, there is no linearity(bad)</text:span><text:span text:style-name="T1"/></text:p>
      <text:p text:style-name="Standard"><text:span text:style-name="T1">bptest(</text:span><text:span text:style-name="T24">pemd1</text:span><text:span text:style-name="T5">, studentize=T</text:span><text:span text:style-name="T1">) <text:s text:c="12"/>#if p-value &lt;0.05, there is no homoscedasticity(bad)</text:span><text:span text:style-name="T1"/></text:p>
      <text:p text:style-name="Standard"><text:span text:style-name="T1">pbgtest(</text:span><text:span text:style-name="T24">pemd1</text:span><text:span text:style-name="T1">) <text:s text:c="48"/>#if p-value &lt;0.05, there is a serial correlation(bad)</text:span><text:span text:style-name="T1"/></text:p>
      <text:p text:style-name="Standard"><text:span text:style-name="T1">acf(</text:span><text:span text:style-name="T24">pemd1$residuals</text:span><text:span text:style-name="T5">, type="partial") <text:s/>#figure for serial correlation blue line shows p-value</text:span><text:span text:style-name="T5"/></text:p>
      <text:p text:style-name="Standard"><text:span text:style-name="T1">pcdtest(</text:span><text:span text:style-name="T24">pemd1</text:span><text:span text:style-name="T1">, test="cd") <text:s text:c="16"/>#if p-value &lt;0.05, there is cross-sectional dependency(bad) </text:span><text:span text:style-name="T1"/></text:p>
      <text:p text:style-name="Standard"><text:span text:style-name="T6">pearson.test(</text:span><text:span text:style-name="T25">pemd1</text:span><text:span text:style-name="T2">$residuals, </text:span><text:span text:style-name="T6">adjust=F)</text:span><text:span text:style-name="T12"> </text:span><text:span text:style-name="T21">#if p-value &lt;0.05, residuals are not normally distributed(bad)</text:span><text:span text:style-name="T1"/></text:p>
      <text:p text:style-name="Standard"><text:span text:style-name="T2">ggdensity(</text:span><text:span text:style-name="T25">pemd1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5">pemd1</text:span><text:span text:style-name="T2">$residuals) #figure for normality</text:span><text:span text:style-name="T25"/></text:p>
      <text:p text:style-name="Standard"><text:span text:style-name="T1">pFtest(</text:span><text:span text:style-name="T24">femd1</text:span><text:span text:style-name="T1">, </text:span><text:span text:style-name="T24">pemd1</text:span><text:span text:style-name="T1">) <text:s text:c="3"/>#if p-value &lt; 0.05, prefer </text:span><text:span text:style-name="T24">femd1</text:span><text:span text:style-name="T1"> or </text:span><text:span text:style-name="T24">femwid1</text:span><text:span text:style-name="T1"> to </text:span><text:span text:style-name="T24">pemd1</text:span><text:span text:style-name="T5">, if not, vice versa</text:span><text:span text:style-name="T5"/></text:p>
      <text:p text:style-name="Standard"><text:span text:style-name="T5">plmtest(</text:span><text:span text:style-name="T24">pemd1</text:span><text:span text:style-name="T5">,type="bp") <text:s text:c="21"/>#if p-value&lt;0.05, prefer </text:span><text:span text:style-name="T24">remd1</text:span><text:span text:style-name="T5"> to </text:span><text:span text:style-name="T24">pemd1</text:span><text:span text:style-name="T5">, if not vice versa</text:span><text:span text:style-name="T5"/></text:p>
      <text:p text:style-name="Standard"><text:span text:style-name="T1">phtest(</text:span><text:span text:style-name="T24">femwid1</text:span><text:span text:style-name="T1">,</text:span><text:span text:style-name="T24">remd1</text:span><text:span text:style-name="T1">) <text:s text:c="10"/>#if p-value &lt;0.05, prefer <text:s/></text:span><text:span text:style-name="T24">femd1</text:span><text:span text:style-name="T1"> or </text:span><text:span text:style-name="T24">femwid1</text:span><text:span text:style-name="T1"> to </text:span><text:span text:style-name="T24">remd1</text:span><text:span text:style-name="T1">, if not, vice versa</text:span><text:span text:style-name="T1"/></text:p>
      <text:p text:style-name="Standard"><text:span text:style-name="T24">linmod2</text:span><text:span text:style-name="T5">&lt;-l</text:span><text:span text:style-name="T1">m(</text:span><text:span text:style-name="T24">d2</text:span><text:span text:style-name="T1">~</text:span><text:span text:style-name="T24">ind1</text:span><text:span text:style-name="T1">+</text:span><text:span text:style-name="T24">ind2</text:span><text:span text:style-name="T1">+</text:span><text:span text:style-name="T24">ind3</text:span><text:span text:style-name="T1">+</text:span><text:span text:style-name="T24">ind4</text:span><text:span text:style-name="T1">+</text:span><text:span text:style-name="T24">ind5</text:span><text:span text:style-name="T1">+</text:span><text:span text:style-name="T24">ind6</text:span><text:span text:style-name="T1">, data=</text:span><text:span text:style-name="T24">df</text:span><text:span text:style-name="T1">)</text:span><text:span text:style-name="T1"/></text:p>
      <text:p text:style-name="Standard"><text:soft-page-break/><text:span text:style-name="T1">summary(</text:span><text:span text:style-name="T24">linmod2</text:span><text:span text:style-name="T1">)</text:span><text:span text:style-name="T1"/></text:p>
      <text:p text:style-name="Standard"><text:span text:style-name="T24">model.quantilessd2</text:span><text:span text:style-name="T1">&lt;-rqss(</text:span><text:span text:style-name="T24">d2</text:span><text:span text:style-name="T1">~</text:span><text:span text:style-name="T24">ind1</text:span><text:span text:style-name="T1">+</text:span><text:span text:style-name="T24">ind2</text:span><text:span text:style-name="T1">+</text:span><text:span text:style-name="T24">ind3</text:span><text:span text:style-name="T1">+</text:span><text:span text:style-name="T24">ind4</text:span><text:span text:style-name="T1">+</text:span><text:span text:style-name="T24">ind5</text:span><text:span text:style-name="T5">+</text:span><text:span text:style-name="T24">ind6</text:span><text:span text:style-name="T1">,data=</text:span><text:span text:style-name="T24">df</text:span><text:span text:style-name="T1">,tau=0.5)</text:span><text:span text:style-name="T1"/></text:p>
      <text:p text:style-name="Standard"><text:span text:style-name="T1">summary(</text:span><text:span text:style-name="T24">model.quantilessd2</text:span><text:span text:style-name="T1">)</text:span><text:span text:style-name="T1"/></text:p>
      <text:p text:style-name="Standard"><text:span text:style-name="T24">femd2</text:span><text:span text:style-name="T1">&lt;-plm(</text:span><text:span text:style-name="T24">d2</text:span><text:span text:style-name="T1">~</text:span><text:span text:style-name="T24">ind1</text:span><text:span text:style-name="T1">+</text:span><text:span text:style-name="T24">ind2</text:span><text:span text:style-name="T1">+</text:span><text:span text:style-name="T24">ind3</text:span><text:span text:style-name="T1">+</text:span><text:span text:style-name="T24">ind4</text:span><text:span text:style-name="T5">+</text:span><text:span text:style-name="T24">ind5</text:span><text:span text:style-name="T5">+</text:span><text:span text:style-name="T24">ind6</text:span><text:span text:style-name="T1">, data=</text:span><text:span text:style-name="T24">df</text:span><text:span text:style-name="T1">, index=c("</text:span><text:span text:style-name="T24">i1</text:span><text:span text:style-name="T1">","</text:span><text:span text:style-name="T24">i2</text:span><text:span text:style-name="T1">"),model="within")</text:span><text:span text:style-name="T1"/></text:p>
      <text:p text:style-name="Standard"><text:span text:style-name="T24">femwid2</text:span><text:span text:style-name="T1">&lt;-within_intercept(</text:span><text:span text:style-name="T24">femd2</text:span><text:span text:style-name="T1">, return.model=TRUE)</text:span><text:span text:style-name="T1"/></text:p>
      <text:p text:style-name="Standard"><text:span text:style-name="T1">summary(</text:span><text:span text:style-name="T24">femwid2</text:span><text:span text:style-name="T1">)</text:span><text:span text:style-name="T1"/></text:p>
      <text:p text:style-name="Standard"><text:span text:style-name="T1">vif(</text:span><text:span text:style-name="T24">femwid2</text:span><text:span text:style-name="T1">) <text:s/>#if one result’s higher than 3(for some sources 5, or 10), there’s multicollinearity(bad) </text:span><text:span text:style-name="T1"/></text:p>
      <text:p text:style-name="Standard"><text:span text:style-name="T1">barplot(vif(</text:span><text:span text:style-name="T24">femwid2</text:span><text:span text:style-name="T1">), horiz = F, col = "steelblue", xlab="Variables", ylab="VIF Values") #figure for vif</text:span><text:span text:style-name="T1"/></text:p>
      <text:p text:style-name="Standard"><text:span text:style-name="T1">raintest(</text:span><text:span text:style-name="T24">femwid2</text:span><text:span text:style-name="T1">) <text:s text:c="36"/>#if p-value &lt;0.05, there is no linearity(bad)</text:span><text:span text:style-name="T1"/></text:p>
      <text:p text:style-name="Standard"><text:span text:style-name="T1">bptest(</text:span><text:span text:style-name="T24">femwid2</text:span><text:span text:style-name="T5">,</text:span><text:span text:style-name="T24"> </text:span><text:span text:style-name="T5">studentize=T</text:span><text:span text:style-name="T1">) <text:s text:c="13"/>#if p-value &lt;0.05, there is no homoscedasticity(bad)</text:span><text:span text:style-name="T1"/></text:p>
      <text:p text:style-name="Standard"><text:span text:style-name="T1">pbgtest(</text:span><text:span text:style-name="T24">femwid2</text:span><text:span text:style-name="T1">) <text:s text:c="35"/>#if p-value &lt;0.05, there is a serial correlation(bad)</text:span><text:span text:style-name="T1"/></text:p>
      <text:p text:style-name="Standard"><text:span text:style-name="T1">acf(</text:span><text:span text:style-name="T24">femwid2$residuals</text:span><text:span text:style-name="T5">, type="partial") <text:s/>#figure for serial correlation blue line shows p-value</text:span><text:span text:style-name="T5"/></text:p>
      <text:p text:style-name="Standard"><text:span text:style-name="T1">pcdtest(</text:span><text:span text:style-name="T24">femwid2</text:span><text:span text:style-name="T1">, test="cd") <text:s text:c="16"/>#if p-value &lt;0.05, there is cross-sectional dependency(bad) </text:span><text:span text:style-name="T1"/></text:p>
      <text:p text:style-name="Standard"><text:span text:style-name="T6">pearson.test(</text:span><text:span text:style-name="T25">femwid2</text:span><text:span text:style-name="T2">$residuals,</text:span><text:span text:style-name="T6"> adjust=F) </text:span><text:span text:style-name="T21">#if p-value &lt;0.05, residuals are not normally distributed(bad)</text:span><text:span text:style-name="T1"/></text:p>
      <text:p text:style-name="Standard"><text:span text:style-name="T2">ggdensity(</text:span><text:span text:style-name="T25">femwid2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5">femwid2</text:span><text:span text:style-name="T2">$residuals) #figure for normality</text:span><text:span text:style-name="T25"/></text:p>
      <text:p text:style-name="Standard"><text:span text:style-name="T24">remd2</text:span><text:span text:style-name="T1">&lt;-plm(</text:span><text:span text:style-name="T24">d2</text:span><text:span text:style-name="T1">~</text:span><text:span text:style-name="T24">ind1</text:span><text:span text:style-name="T1">+</text:span><text:span text:style-name="T24">ind2</text:span><text:span text:style-name="T1">+</text:span><text:span text:style-name="T24">ind3</text:span><text:span text:style-name="T1">+</text:span><text:span text:style-name="T24">ind4</text:span><text:span text:style-name="T5">+</text:span><text:span text:style-name="T24">ind5</text:span><text:span text:style-name="T5">+</text:span><text:span text:style-name="T24">ind6</text:span><text:span text:style-name="T1">, data=</text:span><text:span text:style-name="T24">df</text:span><text:span text:style-name="T1">, index=c("</text:span><text:span text:style-name="T24">i1</text:span><text:span text:style-name="T1">","</text:span><text:span text:style-name="T24">i2</text:span><text:span text:style-name="T1">"), model="random", random.method="amemiya")</text:span><text:span text:style-name="T1"/></text:p>
      <text:p text:style-name="Standard"><text:span text:style-name="T1">summary(</text:span><text:span text:style-name="T24">remd2</text:span><text:span text:style-name="T1">)</text:span><text:span text:style-name="T1"/></text:p>
      <text:p text:style-name="Standard"><text:span text:style-name="T1">vif(</text:span><text:span text:style-name="T24">remd2</text:span><text:span text:style-name="T1">) <text:s/>#if one result’s higher than 3(for some sources 5, or 10) there’s multicollinearity(bad) </text:span><text:span text:style-name="T1"/></text:p>
      <text:p text:style-name="Standard"><text:span text:style-name="T1">barplot(vif(</text:span><text:span text:style-name="T24">remd2</text:span><text:span text:style-name="T1">), horiz = F, col = "steelblue", xlab="Variables", ylab="VIF Values") #figure for vif </text:span><text:span text:style-name="T1"/></text:p>
      <text:p text:style-name="Standard"><text:span text:style-name="T1">raintest(</text:span><text:span text:style-name="T24">remd2</text:span><text:span text:style-name="T1">) <text:s text:c="35"/>#if p-value &lt;0.05, there is no linearity(bad)</text:span><text:span text:style-name="T1"/></text:p>
      <text:p text:style-name="Standard"><text:span text:style-name="T1">bptest(</text:span><text:span text:style-name="T24">remd2</text:span><text:span text:style-name="T5">, studentize=T</text:span><text:span text:style-name="T1">) <text:s text:c="12"/>#if p-value &lt;0.05, there is no homoscedasticity(bad)</text:span><text:span text:style-name="T1"/></text:p>
      <text:p text:style-name="Standard"><text:span text:style-name="T1">pbgtest(</text:span><text:span text:style-name="T24">remd2</text:span><text:span text:style-name="T1">) <text:s text:c="48"/>#if p-value &lt;0.05, there is a serial correlation(bad)</text:span><text:span text:style-name="T1"/></text:p>
      <text:p text:style-name="Standard"><text:span text:style-name="T1">acf(</text:span><text:span text:style-name="T24">remd2$residuals</text:span><text:span text:style-name="T5">, type="partial") <text:s/>#figure for serial correlation blue line shows p-value</text:span><text:span text:style-name="T5"/></text:p>
      <text:p text:style-name="Standard"><text:span text:style-name="T1">pcdtest(</text:span><text:span text:style-name="T24">remd2</text:span><text:span text:style-name="T1">, test="cd") <text:s text:c="16"/>#if p-value &lt;0.05, there is cross-sectional dependency(bad) </text:span><text:span text:style-name="T1"/></text:p>
      <text:p text:style-name="Standard"><text:span text:style-name="T6">pearson.test(</text:span><text:span text:style-name="T25">remd2</text:span><text:span text:style-name="T2">$residuals,</text:span><text:span text:style-name="T6"> adjust=F) </text:span><text:span text:style-name="T21">#if p-value &lt;0.05, residuals are not normally distributed(bad)</text:span><text:span text:style-name="T21"/></text:p>
      <text:p text:style-name="Standard"><text:span text:style-name="T2">ggdensity(</text:span><text:span text:style-name="T25">remd2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5">remd2</text:span><text:span text:style-name="T2">$residuals) #figure for normality</text:span><text:span text:style-name="T25"/></text:p>
      <text:p text:style-name="Standard"><text:span text:style-name="T24">pemd2</text:span><text:span text:style-name="T1">&lt;-plm(</text:span><text:span text:style-name="T24">d2</text:span><text:span text:style-name="T1">~</text:span><text:span text:style-name="T24">ind1</text:span><text:span text:style-name="T1">+</text:span><text:span text:style-name="T24">ind2</text:span><text:span text:style-name="T1">+</text:span><text:span text:style-name="T24">ind3</text:span><text:span text:style-name="T1">+</text:span><text:span text:style-name="T24">ind4</text:span><text:span text:style-name="T5">+</text:span><text:span text:style-name="T24">ind5</text:span><text:span text:style-name="T5">+</text:span><text:span text:style-name="T24">ind6</text:span><text:span text:style-name="T1">, data=</text:span><text:span text:style-name="T24">df</text:span><text:span text:style-name="T1">, index=c("</text:span><text:span text:style-name="T24">i1</text:span><text:span text:style-name="T1">","</text:span><text:span text:style-name="T24">i2</text:span><text:span text:style-name="T1">"), model="pooling")</text:span><text:span text:style-name="T1"/></text:p>
      <text:p text:style-name="Standard"><text:span text:style-name="T1">summary(</text:span><text:span text:style-name="T24">pemd2</text:span><text:span text:style-name="T1">)</text:span><text:span text:style-name="T1"/></text:p>
      <text:p text:style-name="Standard"><text:soft-page-break/><text:span text:style-name="T1">vif(</text:span><text:span text:style-name="T24">pemd2</text:span><text:span text:style-name="T1">) <text:s/>#if one result’s higher than 3(for some sources 5, or 10), there’s multicollinearity(bad) </text:span><text:span text:style-name="T1"/></text:p>
      <text:p text:style-name="Standard"><text:span text:style-name="T1">barplot(vif(</text:span><text:span text:style-name="T24">pemd2</text:span><text:span text:style-name="T1">), horiz = F, col = "steelblue", xlab="Variables", ylab="VIF Values") #figure for vif </text:span><text:span text:style-name="T1"/></text:p>
      <text:p text:style-name="Standard"><text:span text:style-name="T1">raintest(</text:span><text:span text:style-name="T24">pemd2</text:span><text:span text:style-name="T1">) <text:s text:c="35"/>#if p-value &lt;0.05, there is no linearity(bad)</text:span><text:span text:style-name="T1"/></text:p>
      <text:p text:style-name="Standard"><text:span text:style-name="T1">bptest(</text:span><text:span text:style-name="T24">pemd2</text:span><text:span text:style-name="T5">, studentize=T</text:span><text:span text:style-name="T1">) <text:s text:c="12"/>#if p-value &lt;0.05, there is no homoscedasticity(bad)</text:span><text:span text:style-name="T1"/></text:p>
      <text:p text:style-name="Standard"><text:span text:style-name="T1">pbgtest(</text:span><text:span text:style-name="T24">pemd2</text:span><text:span text:style-name="T1">) <text:s text:c="48"/>#if p-value &lt;0.05, there is a serial correlation(bad)</text:span><text:span text:style-name="T1"/></text:p>
      <text:p text:style-name="Standard"><text:span text:style-name="T1">acf(</text:span><text:span text:style-name="T24">pemd2$residuals</text:span><text:span text:style-name="T5">, type="partial") <text:s/>#figure for serial correlation blue line shows p-value</text:span><text:span text:style-name="T5"/></text:p>
      <text:p text:style-name="Standard"><text:span text:style-name="T1">pcdtest(</text:span><text:span text:style-name="T24">pemd2</text:span><text:span text:style-name="T1">, test="cd") <text:s text:c="16"/>#if p-value &lt;0.05, there is cross-sectional dependency(bad) </text:span><text:span text:style-name="T1"/></text:p>
      <text:p text:style-name="Standard"><text:span text:style-name="T6">pearson.test(</text:span><text:span text:style-name="T25">pemd2</text:span><text:span text:style-name="T2">$residuals,</text:span><text:span text:style-name="T6"> adjust=F)</text:span><text:span text:style-name="T25"> <text:s/></text:span><text:span text:style-name="T27">#if p-value &lt;0.05, residuals are not normally distributed(bad)</text:span><text:span text:style-name="T1"/></text:p>
      <text:p text:style-name="Standard"><text:span text:style-name="T2">ggdensity(</text:span><text:span text:style-name="T25">pemd2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5">pemd2</text:span><text:span text:style-name="T2">$residuals) #figure for normality</text:span><text:span text:style-name="T25"/></text:p>
      <text:p text:style-name="Standard"><text:span text:style-name="T1">pFtest(</text:span><text:span text:style-name="T24">femd2</text:span><text:span text:style-name="T1">, </text:span><text:span text:style-name="T24">pemd2</text:span><text:span text:style-name="T1">) <text:s text:c="11"/>#if p-value &lt; 0.05, prefer </text:span><text:span text:style-name="T24">femd2</text:span><text:span text:style-name="T1"> or </text:span><text:span text:style-name="T24">femwid2</text:span><text:span text:style-name="T1"> to </text:span><text:span text:style-name="T24">pemd2</text:span><text:span text:style-name="T5">, if not, vice versa</text:span><text:span text:style-name="T5"/></text:p>
      <text:p text:style-name="Standard"><text:span text:style-name="T5">plmtest(</text:span><text:span text:style-name="T24">pemd2</text:span><text:span text:style-name="T5">,type="bp") <text:s text:c="21"/>#if p-value&lt;0.05, prefer </text:span><text:span text:style-name="T24">remd2</text:span><text:span text:style-name="T5"> to </text:span><text:span text:style-name="T24">pemd2</text:span><text:span text:style-name="T5">, if not vice versa</text:span><text:span text:style-name="T5"/></text:p>
      <text:p text:style-name="Standard"><text:span text:style-name="T1">phtest(</text:span><text:span text:style-name="T24">femwid2</text:span><text:span text:style-name="T1">,</text:span><text:span text:style-name="T24">remd2</text:span><text:span text:style-name="T1">) <text:s text:c="10"/>#if p-value &lt;0.05, prefer </text:span><text:span text:style-name="T24">femd2</text:span><text:span text:style-name="T1"> or </text:span><text:span text:style-name="T24">femwid2</text:span><text:span text:style-name="T1"> <text:s/>to </text:span><text:span text:style-name="T24">remd2</text:span><text:span text:style-name="T1">, if not, vice versa</text:span><text:span text:style-name="T1"/></text:p>
      <text:p text:style-name="Standard"><text:span text:style-name="T24">linmod3</text:span><text:span text:style-name="T1">&lt;-lm(</text:span><text:span text:style-name="T24">d3</text:span><text:span text:style-name="T1">~</text:span><text:span text:style-name="T24">ind1</text:span><text:span text:style-name="T1">+</text:span><text:span text:style-name="T24">ind2</text:span><text:span text:style-name="T1">+</text:span><text:span text:style-name="T24">ind3</text:span><text:span text:style-name="T1">+</text:span><text:span text:style-name="T24">ind4</text:span><text:span text:style-name="T1">+</text:span><text:span text:style-name="T24">ind5</text:span><text:span text:style-name="T1">+</text:span><text:span text:style-name="T24">ind6</text:span><text:span text:style-name="T1">, data=</text:span><text:span text:style-name="T24">df</text:span><text:span text:style-name="T1">)</text:span><text:span text:style-name="T1"/></text:p>
      <text:p text:style-name="Standard"><text:span text:style-name="T1">summary(</text:span><text:span text:style-name="T24">linmod3</text:span><text:span text:style-name="T1">)</text:span><text:span text:style-name="T1"/></text:p>
      <text:p text:style-name="Standard"><text:span text:style-name="T24">model.quantilessd3</text:span><text:span text:style-name="T1">&lt;-rqss(</text:span><text:span text:style-name="T24">d3</text:span><text:span text:style-name="T1">~</text:span><text:span text:style-name="T24">ind1</text:span><text:span text:style-name="T1">+</text:span><text:span text:style-name="T24">ind2</text:span><text:span text:style-name="T1">+</text:span><text:span text:style-name="T24">ind3</text:span><text:span text:style-name="T1">+</text:span><text:span text:style-name="T24">ind4</text:span><text:span text:style-name="T1">+</text:span><text:span text:style-name="T24">ind5</text:span><text:span text:style-name="T5">+</text:span><text:span text:style-name="T24">ind6</text:span><text:span text:style-name="T1">,data=</text:span><text:span text:style-name="T24">df</text:span><text:span text:style-name="T1">,tau=0.5)</text:span><text:span text:style-name="T1"/></text:p>
      <text:p text:style-name="Standard"><text:span text:style-name="T1">summary(</text:span><text:span text:style-name="T24">model.quantilessd3</text:span><text:span text:style-name="T1">)</text:span><text:span text:style-name="T1"/></text:p>
      <text:p text:style-name="Standard"><text:span text:style-name="T24">femd3</text:span><text:span text:style-name="T1">&lt;-plm(</text:span><text:span text:style-name="T24">d3</text:span><text:span text:style-name="T1">~</text:span><text:span text:style-name="T24">ind1</text:span><text:span text:style-name="T1">+</text:span><text:span text:style-name="T24">ind2</text:span><text:span text:style-name="T1">+</text:span><text:span text:style-name="T24">ind3</text:span><text:span text:style-name="T1">+</text:span><text:span text:style-name="T24">ind4</text:span><text:span text:style-name="T5">+</text:span><text:span text:style-name="T24">ind5</text:span><text:span text:style-name="T5">+</text:span><text:span text:style-name="T24">ind6</text:span><text:span text:style-name="T1">, data=</text:span><text:span text:style-name="T24">df</text:span><text:span text:style-name="T1">, index=c("</text:span><text:span text:style-name="T24">i1</text:span><text:span text:style-name="T1">","</text:span><text:span text:style-name="T24">i2</text:span><text:span text:style-name="T1">"),model="within")</text:span><text:span text:style-name="T1"/></text:p>
      <text:p text:style-name="Standard"><text:span text:style-name="T24">femwid3</text:span><text:span text:style-name="T1">&lt;-within_intercept(</text:span><text:span text:style-name="T24">femd3</text:span><text:span text:style-name="T1">, return.model=TRUE)</text:span><text:span text:style-name="T1"/></text:p>
      <text:p text:style-name="Standard"><text:span text:style-name="T1">summary(</text:span><text:span text:style-name="T24">femwid3</text:span><text:span text:style-name="T1">)</text:span><text:span text:style-name="T1"/></text:p>
      <text:p text:style-name="Standard"><text:span text:style-name="T1">vif(</text:span><text:span text:style-name="T24">femwid3</text:span><text:span text:style-name="T1">) <text:s/>#if one result’s higher than 3(for some sources 5, or 10), there’s multicollinearity(bad) </text:span><text:span text:style-name="T1"/></text:p>
      <text:p text:style-name="Standard"><text:span text:style-name="T1">barplot(vif(</text:span><text:span text:style-name="T24">femwid3</text:span><text:span text:style-name="T1">), horiz = F, col = "steelblue", xlab="Variables", ylab="VIF Values") #figure for vif</text:span><text:span text:style-name="T1"/></text:p>
      <text:p text:style-name="Standard"><text:span text:style-name="T1">raintest(</text:span><text:span text:style-name="T24">femwid3</text:span><text:span text:style-name="T1">) <text:s text:c="36"/>#if p-value &lt;0.05, there is no linearity(bad)</text:span><text:span text:style-name="T1"/></text:p>
      <text:p text:style-name="Standard"><text:span text:style-name="T1">bptest(</text:span><text:span text:style-name="T24">femwid3</text:span><text:span text:style-name="T5">,</text:span><text:span text:style-name="T24"> </text:span><text:span text:style-name="T5">studentize=T</text:span><text:span text:style-name="T1">) <text:s text:c="13"/>#if p-value &lt;0.05, there is no homoscedasticity(bad)</text:span><text:span text:style-name="T1"/></text:p>
      <text:p text:style-name="Standard"><text:span text:style-name="T1">pbgtest(</text:span><text:span text:style-name="T24">femwid3</text:span><text:span text:style-name="T1">) <text:s text:c="35"/>#if p-value &lt;0.05, there is a serial correlation(bad)</text:span><text:span text:style-name="T1"/></text:p>
      <text:p text:style-name="Standard"><text:span text:style-name="T1">acf(</text:span><text:span text:style-name="T24">femwid3$residuals</text:span><text:span text:style-name="T5">, type="partial") <text:s/>#figure for serial correlation blue line shows p-value</text:span><text:span text:style-name="T5"/></text:p>
      <text:p text:style-name="Standard"><text:span text:style-name="T1">pcdtest(</text:span><text:span text:style-name="T24">femwid3</text:span><text:span text:style-name="T1">, test="cd") <text:s text:c="16"/>#if p-value &lt;0.05, there is cross-sectional dependency(bad) </text:span><text:span text:style-name="T1"/></text:p>
      <text:p text:style-name="Standard"><text:span text:style-name="T6">pearson.test(</text:span><text:span text:style-name="T25">femwid3</text:span><text:span text:style-name="T2">$residuals,</text:span><text:span text:style-name="T6"> adjust=F) </text:span><text:span text:style-name="T21">#if p-value &lt;0.05, residuals are not normally distributed(bad)</text:span><text:span text:style-name="T1"/></text:p>
      <text:p text:style-name="Standard"><text:span text:style-name="T2">ggdensity(</text:span><text:span text:style-name="T25">femwid3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5">femwid3</text:span><text:span text:style-name="T2">$residuals) #figure for normality</text:span><text:span text:style-name="T25"/></text:p>
      <text:p text:style-name="Standard"><text:soft-page-break/><text:span text:style-name="T24">remd3</text:span><text:span text:style-name="T1">&lt;-plm(</text:span><text:span text:style-name="T24">d3</text:span><text:span text:style-name="T1">~</text:span><text:span text:style-name="T24">ind1</text:span><text:span text:style-name="T1">+</text:span><text:span text:style-name="T24">ind2</text:span><text:span text:style-name="T1">+</text:span><text:span text:style-name="T24">ind3</text:span><text:span text:style-name="T1">+</text:span><text:span text:style-name="T24">ind4</text:span><text:span text:style-name="T5">+</text:span><text:span text:style-name="T24">ind5</text:span><text:span text:style-name="T5">+</text:span><text:span text:style-name="T24">ind6</text:span><text:span text:style-name="T1">, data=</text:span><text:span text:style-name="T24">df</text:span><text:span text:style-name="T1">, index=c("</text:span><text:span text:style-name="T24">i1</text:span><text:span text:style-name="T1">","</text:span><text:span text:style-name="T24">i2</text:span><text:span text:style-name="T1">"), model="random", random.method="amemiya")</text:span><text:span text:style-name="T1"/></text:p>
      <text:p text:style-name="Standard"><text:span text:style-name="T1">summary(</text:span><text:span text:style-name="T24">remd3</text:span><text:span text:style-name="T1">)</text:span><text:span text:style-name="T1"/></text:p>
      <text:p text:style-name="Standard"><text:span text:style-name="T1">vif(</text:span><text:span text:style-name="T24">remd3</text:span><text:span text:style-name="T1">) <text:s/>#if one result’s higher than 3(for some sources 5, or 10) there’s multicollinearity(bad) </text:span><text:span text:style-name="T1"/></text:p>
      <text:p text:style-name="Standard"><text:span text:style-name="T1">barplot(vif(</text:span><text:span text:style-name="T24">remd3</text:span><text:span text:style-name="T1">), horiz = F, col = "steelblue", xlab="Variables", ylab="VIF Values") #figure for vif </text:span><text:span text:style-name="T1"/></text:p>
      <text:p text:style-name="Standard"><text:span text:style-name="T1">raintest(</text:span><text:span text:style-name="T24">remd3</text:span><text:span text:style-name="T1">) <text:s text:c="35"/>#if p-value &lt;0.05, there is no linearity(bad)</text:span><text:span text:style-name="T1"/></text:p>
      <text:p text:style-name="Standard"><text:span text:style-name="T1">bptest(</text:span><text:span text:style-name="T24">remd3</text:span><text:span text:style-name="T5">, studentize=T</text:span><text:span text:style-name="T1">) <text:s text:c="12"/>#if p-value &lt;0.05, there is no homoscedasticity(bad)</text:span><text:span text:style-name="T1"/></text:p>
      <text:p text:style-name="Standard"><text:span text:style-name="T1">pbgtest(</text:span><text:span text:style-name="T24">remd3</text:span><text:span text:style-name="T1">) <text:s text:c="48"/>#if p-value &lt;0.05, there is a serial correlation(bad)</text:span><text:span text:style-name="T1"/></text:p>
      <text:p text:style-name="Standard"><text:span text:style-name="T1">acf(</text:span><text:span text:style-name="T24">remd3$residuals</text:span><text:span text:style-name="T5">, type="partial") <text:s/>#figure for serial correlation blue line shows p-value</text:span><text:span text:style-name="T5"/></text:p>
      <text:p text:style-name="Standard"><text:span text:style-name="T1">pcdtest(</text:span><text:span text:style-name="T24">remd3</text:span><text:span text:style-name="T1">, test="cd") <text:s text:c="16"/>#if p-value &lt;0.05, there is cross-sectional dependency(bad) </text:span><text:span text:style-name="T1"/></text:p>
      <text:p text:style-name="Standard"><text:span text:style-name="T6">pearson.test(</text:span><text:span text:style-name="T25">remd3</text:span><text:span text:style-name="T2">$residuals,</text:span><text:span text:style-name="T6"> adjust=F) </text:span><text:span text:style-name="T21">#if p-value &lt;0.05, residuals are not normally distributed(bad)</text:span><text:span text:style-name="T21"/></text:p>
      <text:p text:style-name="Standard"><text:span text:style-name="T2">ggdensity(</text:span><text:span text:style-name="T25">remd3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5">remd3</text:span><text:span text:style-name="T2">$residuals) #figure for normality</text:span><text:span text:style-name="T25"/></text:p>
      <text:p text:style-name="Standard"><text:span text:style-name="T24">pemd3</text:span><text:span text:style-name="T1">&lt;-plm(</text:span><text:span text:style-name="T24">d3</text:span><text:span text:style-name="T1">~</text:span><text:span text:style-name="T24">ind1</text:span><text:span text:style-name="T1">+</text:span><text:span text:style-name="T24">ind2</text:span><text:span text:style-name="T1">+</text:span><text:span text:style-name="T24">ind3</text:span><text:span text:style-name="T1">+</text:span><text:span text:style-name="T24">ind4</text:span><text:span text:style-name="T5">+</text:span><text:span text:style-name="T24">ind5</text:span><text:span text:style-name="T5">+</text:span><text:span text:style-name="T24">ind6</text:span><text:span text:style-name="T1">, data=</text:span><text:span text:style-name="T24">df</text:span><text:span text:style-name="T1">, index=c("</text:span><text:span text:style-name="T24">i1</text:span><text:span text:style-name="T1">","</text:span><text:span text:style-name="T24">i2</text:span><text:span text:style-name="T1">"), model="pooling")</text:span><text:span text:style-name="T1"/></text:p>
      <text:p text:style-name="Standard"><text:span text:style-name="T1">summary(</text:span><text:span text:style-name="T24">pemd3</text:span><text:span text:style-name="T1">)</text:span><text:span text:style-name="T1"/></text:p>
      <text:p text:style-name="Standard"><text:span text:style-name="T1">vif(</text:span><text:span text:style-name="T24">pemd3</text:span><text:span text:style-name="T1">) <text:s/>#if one result’s higher than 3(for some sources 5, or 10), there’s multicollinearity(bad) </text:span><text:span text:style-name="T1"/></text:p>
      <text:p text:style-name="Standard"><text:span text:style-name="T1">barplot(vif(</text:span><text:span text:style-name="T24">pemd3</text:span><text:span text:style-name="T1">), horiz = F, col = "steelblue", xlab="Variables", ylab="VIF Values") #figure for vif </text:span><text:span text:style-name="T1"/></text:p>
      <text:p text:style-name="Standard"><text:span text:style-name="T1">raintest(</text:span><text:span text:style-name="T24">pemd3</text:span><text:span text:style-name="T1">) <text:s text:c="35"/>#if p-value &lt;0.05, there is no linearity(bad)</text:span><text:span text:style-name="T1"/></text:p>
      <text:p text:style-name="Standard"><text:span text:style-name="T1">bptest(</text:span><text:span text:style-name="T24">pemd3</text:span><text:span text:style-name="T5">, studentize=T</text:span><text:span text:style-name="T1">) <text:s text:c="12"/>#if p-value &lt;0.05, there is no homoscedasticity(bad)</text:span><text:span text:style-name="T1"/></text:p>
      <text:p text:style-name="Standard"><text:span text:style-name="T1">pbgtest(</text:span><text:span text:style-name="T24">pemd3</text:span><text:span text:style-name="T1">) <text:s text:c="48"/>#if p-value &lt;0.05, there is a serial correlation(bad)</text:span><text:span text:style-name="T1"/></text:p>
      <text:p text:style-name="Standard"><text:span text:style-name="T1">acf(</text:span><text:span text:style-name="T24">pemd3$residuals</text:span><text:span text:style-name="T5">, type="partial") <text:s/>#figure for serial correlation blue line shows p-value</text:span><text:span text:style-name="T5"/></text:p>
      <text:p text:style-name="Standard"><text:span text:style-name="T1">pcdtest(</text:span><text:span text:style-name="T24">pemd3</text:span><text:span text:style-name="T1">, test="cd") <text:s text:c="16"/>#if p-value &lt;0.05, there is cross-sectional dependency(bad) </text:span><text:span text:style-name="T1"/></text:p>
      <text:p text:style-name="Standard"><text:span text:style-name="T6">pearson.test(</text:span><text:span text:style-name="T25">pemd3</text:span><text:span text:style-name="T2">$residuals,</text:span><text:span text:style-name="T6"> adjust=F)</text:span><text:span text:style-name="T25"> <text:s/></text:span><text:span text:style-name="T27">#if p-value &lt;0.05, residuals are not normally distributed(bad)</text:span><text:span text:style-name="T1"/></text:p>
      <text:p text:style-name="Standard"><text:span text:style-name="T2">ggdensity(</text:span><text:span text:style-name="T25">pemd3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5">pemd3</text:span><text:span text:style-name="T2">$residuals) #figure for normality</text:span><text:span text:style-name="T25"/></text:p>
      <text:p text:style-name="Standard"><text:span text:style-name="T1">pFtest(</text:span><text:span text:style-name="T24">femd3</text:span><text:span text:style-name="T1">, </text:span><text:span text:style-name="T24">pemd3</text:span><text:span text:style-name="T1">) <text:s text:c="11"/>#if p-value &lt; 0.05, prefer </text:span><text:span text:style-name="T24">femd3</text:span><text:span text:style-name="T1"> or </text:span><text:span text:style-name="T24">femwid3</text:span><text:span text:style-name="T1"> to </text:span><text:span text:style-name="T24">pemd3</text:span><text:span text:style-name="T5">, if not, vice versa</text:span><text:span text:style-name="T5"/></text:p>
      <text:p text:style-name="Standard"><text:span text:style-name="T5">plmtest(</text:span><text:span text:style-name="T24">pemd3</text:span><text:span text:style-name="T5">,type="bp") <text:s text:c="21"/>#if p-value&lt;0.05, prefer </text:span><text:span text:style-name="T24">remd3</text:span><text:span text:style-name="T5"> to </text:span><text:span text:style-name="T24">pemd3</text:span><text:span text:style-name="T5">, if not vice versa</text:span><text:span text:style-name="T5"/></text:p>
      <text:p text:style-name="Standard"><text:span text:style-name="T1">phtest(</text:span><text:span text:style-name="T24">femwid3</text:span><text:span text:style-name="T1">,</text:span><text:span text:style-name="T24">remd3</text:span><text:span text:style-name="T1">) <text:s text:c="10"/>#if p-value &lt;0.05, prefer </text:span><text:span text:style-name="T24">femd3</text:span><text:span text:style-name="T1"> or </text:span><text:span text:style-name="T24">femwid3</text:span><text:span text:style-name="T1"> <text:s/>to </text:span><text:span text:style-name="T24">remd3</text:span><text:span text:style-name="T1">, if not, vice versa</text:span><text:span text:style-name="T1"/></text:p>
      <text:p text:style-name="Standard"><text:span text:style-name="T24">linmod4</text:span><text:span text:style-name="T1">&lt;-lm(</text:span><text:span text:style-name="T24">d4</text:span><text:span text:style-name="T1">~</text:span><text:span text:style-name="T24">ind1</text:span><text:span text:style-name="T1">+</text:span><text:span text:style-name="T24">ind2</text:span><text:span text:style-name="T1">+</text:span><text:span text:style-name="T24">ind3</text:span><text:span text:style-name="T1">+</text:span><text:span text:style-name="T24">ind4</text:span><text:span text:style-name="T1">+</text:span><text:span text:style-name="T24">ind5</text:span><text:span text:style-name="T1">+</text:span><text:span text:style-name="T24">ind6</text:span><text:span text:style-name="T1">, data=</text:span><text:span text:style-name="T24">df</text:span><text:span text:style-name="T1">)</text:span><text:span text:style-name="T1"/></text:p>
      <text:p text:style-name="Standard"><text:span text:style-name="T1">summary(</text:span><text:span text:style-name="T24">linmod4</text:span><text:span text:style-name="T1">)</text:span><text:span text:style-name="T1"/></text:p>
      <text:p text:style-name="Standard"><text:span text:style-name="T24">model.quantilessd4</text:span><text:span text:style-name="T1">&lt;-rqss(</text:span><text:span text:style-name="T24">d4</text:span><text:span text:style-name="T1">~</text:span><text:span text:style-name="T24">ind1</text:span><text:span text:style-name="T1">+</text:span><text:span text:style-name="T24">ind2</text:span><text:span text:style-name="T1">+</text:span><text:span text:style-name="T24">ind3</text:span><text:span text:style-name="T1">+</text:span><text:span text:style-name="T24">ind4</text:span><text:span text:style-name="T1">+</text:span><text:span text:style-name="T24">ind5</text:span><text:span text:style-name="T5">+</text:span><text:span text:style-name="T24">ind6</text:span><text:span text:style-name="T1">,data=</text:span><text:span text:style-name="T24">df</text:span><text:span text:style-name="T1">,tau=0.5)</text:span><text:span text:style-name="T1"/></text:p>
      <text:p text:style-name="Standard"><text:soft-page-break/><text:span text:style-name="T1">summary(</text:span><text:span text:style-name="T24">model.quantilessd4</text:span><text:span text:style-name="T1">)</text:span><text:span text:style-name="T1"/></text:p>
      <text:p text:style-name="Standard"><text:span text:style-name="T24">femd4</text:span><text:span text:style-name="T1">&lt;-plm(</text:span><text:span text:style-name="T24">d4</text:span><text:span text:style-name="T1">~</text:span><text:span text:style-name="T24">ind1</text:span><text:span text:style-name="T1">+</text:span><text:span text:style-name="T24">ind2</text:span><text:span text:style-name="T1">+</text:span><text:span text:style-name="T24">ind3</text:span><text:span text:style-name="T1">+</text:span><text:span text:style-name="T24">ind4</text:span><text:span text:style-name="T5">+</text:span><text:span text:style-name="T24">ind5</text:span><text:span text:style-name="T5">+</text:span><text:span text:style-name="T24">ind6</text:span><text:span text:style-name="T1">, data=</text:span><text:span text:style-name="T24">df</text:span><text:span text:style-name="T1">, index=c("</text:span><text:span text:style-name="T24">i1</text:span><text:span text:style-name="T1">","</text:span><text:span text:style-name="T24">i2</text:span><text:span text:style-name="T1">"),model="within")</text:span><text:span text:style-name="T1"/></text:p>
      <text:p text:style-name="Standard"><text:span text:style-name="T24">femwid4</text:span><text:span text:style-name="T1">&lt;-within_intercept(</text:span><text:span text:style-name="T24">femd4</text:span><text:span text:style-name="T1">, return.model=TRUE)</text:span><text:span text:style-name="T1"/></text:p>
      <text:p text:style-name="Standard"><text:span text:style-name="T1">summary(</text:span><text:span text:style-name="T24">femwid4</text:span><text:span text:style-name="T1">)</text:span><text:span text:style-name="T1"/></text:p>
      <text:p text:style-name="Standard"><text:span text:style-name="T1">vif(</text:span><text:span text:style-name="T24">femwid4</text:span><text:span text:style-name="T1">) <text:s/>#if one result’s higher than 3(for some sources 5, or 10), there’s multicollinearity(bad) </text:span><text:span text:style-name="T1"/></text:p>
      <text:p text:style-name="Standard"><text:span text:style-name="T1">barplot(vif(</text:span><text:span text:style-name="T24">femwid4</text:span><text:span text:style-name="T1">), horiz = F, col = "steelblue", xlab="Variables", ylab="VIF Values") #figure for vif</text:span><text:span text:style-name="T1"/></text:p>
      <text:p text:style-name="Standard"><text:span text:style-name="T1">raintest(</text:span><text:span text:style-name="T24">femwid4</text:span><text:span text:style-name="T1">) <text:s text:c="36"/>#if p-value &lt;0.05, there is no linearity(bad)</text:span><text:span text:style-name="T1"/></text:p>
      <text:p text:style-name="Standard"><text:span text:style-name="T1">bptest(</text:span><text:span text:style-name="T24">femwid4</text:span><text:span text:style-name="T5">,</text:span><text:span text:style-name="T24"> </text:span><text:span text:style-name="T5">studentize=T</text:span><text:span text:style-name="T1">) <text:s text:c="13"/>#if p-value &lt;0.05, there is no homoscedasticity(bad)</text:span><text:span text:style-name="T1"/></text:p>
      <text:p text:style-name="Standard"><text:span text:style-name="T1">pbgtest(</text:span><text:span text:style-name="T24">femwid4</text:span><text:span text:style-name="T1">) <text:s text:c="35"/>#if p-value &lt;0.05, there is a serial correlation(bad)</text:span><text:span text:style-name="T1"/></text:p>
      <text:p text:style-name="Standard"><text:span text:style-name="T1">acf(</text:span><text:span text:style-name="T24">femwid4$residuals</text:span><text:span text:style-name="T5">, type="partial") <text:s/>#figure for serial correlation blue line shows p-value</text:span><text:span text:style-name="T5"/></text:p>
      <text:p text:style-name="Standard"><text:span text:style-name="T1">pcdtest(</text:span><text:span text:style-name="T24">femwid4</text:span><text:span text:style-name="T1">, test="cd") <text:s text:c="16"/>#if p-value &lt;0.05, there is cross-sectional dependency(bad) </text:span><text:span text:style-name="T1"/></text:p>
      <text:p text:style-name="Standard"><text:span text:style-name="T6">pearson.test(</text:span><text:span text:style-name="T25">femwid4</text:span><text:span text:style-name="T2">$residuals,</text:span><text:span text:style-name="T6"> adjust=F) </text:span><text:span text:style-name="T21">#if p-value &lt;0.05, residuals are not normally distributed(bad)</text:span><text:span text:style-name="T1"/></text:p>
      <text:p text:style-name="Standard"><text:span text:style-name="T2">ggdensity(</text:span><text:span text:style-name="T25">femwid4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5">femwid4</text:span><text:span text:style-name="T2">$residuals) #figure for normality</text:span><text:span text:style-name="T25"/></text:p>
      <text:p text:style-name="Standard"><text:span text:style-name="T24">remd4</text:span><text:span text:style-name="T1">&lt;-plm(</text:span><text:span text:style-name="T24">d4</text:span><text:span text:style-name="T1">~</text:span><text:span text:style-name="T24">ind1</text:span><text:span text:style-name="T1">+</text:span><text:span text:style-name="T24">ind2</text:span><text:span text:style-name="T1">+</text:span><text:span text:style-name="T24">ind3</text:span><text:span text:style-name="T1">+</text:span><text:span text:style-name="T24">ind4</text:span><text:span text:style-name="T5">+</text:span><text:span text:style-name="T24">ind5</text:span><text:span text:style-name="T5">+</text:span><text:span text:style-name="T24">ind6</text:span><text:span text:style-name="T1">, data=</text:span><text:span text:style-name="T24">df</text:span><text:span text:style-name="T1">, index=c("</text:span><text:span text:style-name="T24">i1</text:span><text:span text:style-name="T1">","</text:span><text:span text:style-name="T24">i2</text:span><text:span text:style-name="T1">"), model="random", random.method="amemiya")</text:span><text:span text:style-name="T1"/></text:p>
      <text:p text:style-name="Standard"><text:span text:style-name="T1">summary(</text:span><text:span text:style-name="T24">remd4</text:span><text:span text:style-name="T1">)</text:span><text:span text:style-name="T1"/></text:p>
      <text:p text:style-name="Standard"><text:span text:style-name="T1">vif(</text:span><text:span text:style-name="T24">remd4</text:span><text:span text:style-name="T1">) <text:s/>#if one result’s higher than 3(for some sources 5, or 10) there’s multicollinearity(bad) </text:span><text:span text:style-name="T1"/></text:p>
      <text:p text:style-name="Standard"><text:span text:style-name="T1">barplot(vif(</text:span><text:span text:style-name="T24">remd4</text:span><text:span text:style-name="T1">), horiz = F, col = "steelblue", xlab="Variables", ylab="VIF Values") #figure for vif </text:span><text:span text:style-name="T1"/></text:p>
      <text:p text:style-name="Standard"><text:span text:style-name="T1">raintest(</text:span><text:span text:style-name="T24">remd4</text:span><text:span text:style-name="T1">) <text:s text:c="35"/>#if p-value &lt;0.05, there is no linearity(bad)</text:span><text:span text:style-name="T1"/></text:p>
      <text:p text:style-name="Standard"><text:span text:style-name="T1">bptest(</text:span><text:span text:style-name="T24">remd4</text:span><text:span text:style-name="T5">, studentize=T</text:span><text:span text:style-name="T1">) <text:s text:c="12"/>#if p-value &lt;0.05, there is no homoscedasticity(bad)</text:span><text:span text:style-name="T1"/></text:p>
      <text:p text:style-name="Standard"><text:span text:style-name="T1">pbgtest(</text:span><text:span text:style-name="T24">remd4</text:span><text:span text:style-name="T1">) <text:s text:c="48"/>#if p-value &lt;0.05, there is a serial correlation(bad)</text:span><text:span text:style-name="T1"/></text:p>
      <text:p text:style-name="Standard"><text:span text:style-name="T1">acf(</text:span><text:span text:style-name="T24">remd4$residuals</text:span><text:span text:style-name="T5">, type="partial") <text:s/>#figure for serial correlation blue line shows p-value</text:span><text:span text:style-name="T5"/></text:p>
      <text:p text:style-name="Standard"><text:span text:style-name="T1">pcdtest(</text:span><text:span text:style-name="T24">remd4</text:span><text:span text:style-name="T1">, test="cd") <text:s text:c="16"/>#if p-value &lt;0.05, there is cross-sectional dependency(bad) </text:span><text:span text:style-name="T1"/></text:p>
      <text:p text:style-name="Standard"><text:span text:style-name="T6">pearson.test(</text:span><text:span text:style-name="T25">remd4</text:span><text:span text:style-name="T2">$residuals,</text:span><text:span text:style-name="T6"> adjust=F) </text:span><text:span text:style-name="T21">#if p-value &lt;0.05, residuals are not normally distributed(bad)</text:span><text:span text:style-name="T21"/></text:p>
      <text:p text:style-name="Standard"><text:span text:style-name="T2">ggdensity(</text:span><text:span text:style-name="T25">remd4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5">remd4</text:span><text:span text:style-name="T2">$residuals) #figure for normality</text:span><text:span text:style-name="T25"/></text:p>
      <text:p text:style-name="Standard"><text:span text:style-name="T24">pemd4</text:span><text:span text:style-name="T1">&lt;-plm(</text:span><text:span text:style-name="T24">d4</text:span><text:span text:style-name="T1">~</text:span><text:span text:style-name="T24">ind1</text:span><text:span text:style-name="T1">+</text:span><text:span text:style-name="T24">ind2</text:span><text:span text:style-name="T1">+</text:span><text:span text:style-name="T24">ind3</text:span><text:span text:style-name="T1">+</text:span><text:span text:style-name="T24">ind4</text:span><text:span text:style-name="T5">+</text:span><text:span text:style-name="T24">ind5</text:span><text:span text:style-name="T5">+</text:span><text:span text:style-name="T24">ind6</text:span><text:span text:style-name="T1">, data=</text:span><text:span text:style-name="T24">df</text:span><text:span text:style-name="T1">, index=c("</text:span><text:span text:style-name="T24">i1</text:span><text:span text:style-name="T1">","</text:span><text:span text:style-name="T24">i2</text:span><text:span text:style-name="T1">"), model="pooling")</text:span><text:span text:style-name="T1"/></text:p>
      <text:p text:style-name="Standard"><text:span text:style-name="T1">summary(</text:span><text:span text:style-name="T24">pemd4</text:span><text:span text:style-name="T1">)</text:span><text:span text:style-name="T1"/></text:p>
      <text:p text:style-name="Standard"><text:span text:style-name="T1">vif(</text:span><text:span text:style-name="T24">pemd4</text:span><text:span text:style-name="T1">) <text:s/>#if one result’s higher than 3(for some sources 5, or 10), there’s multicollinearity(bad) </text:span><text:span text:style-name="T1"/></text:p>
      <text:p text:style-name="Standard"><text:span text:style-name="T1">barplot(vif(</text:span><text:span text:style-name="T24">pemd4</text:span><text:span text:style-name="T1">), horiz = F, col = "steelblue", xlab="Variables", ylab="VIF Values") #figure for vif </text:span><text:span text:style-name="T1"/></text:p>
      <text:p text:style-name="Standard"><text:soft-page-break/><text:span text:style-name="T1">raintest(</text:span><text:span text:style-name="T24">pemd4</text:span><text:span text:style-name="T1">) <text:s text:c="35"/>#if p-value &lt;0.05, there is no linearity(bad)</text:span><text:span text:style-name="T1"/></text:p>
      <text:p text:style-name="Standard"><text:span text:style-name="T1">bptest(</text:span><text:span text:style-name="T24">pemd4</text:span><text:span text:style-name="T5">, studentize=T</text:span><text:span text:style-name="T1">) <text:s text:c="12"/>#if p-value &lt;0.05, there is no homoscedasticity(bad)</text:span><text:span text:style-name="T1"/></text:p>
      <text:p text:style-name="Standard"><text:span text:style-name="T1">pbgtest(</text:span><text:span text:style-name="T24">pemd4</text:span><text:span text:style-name="T1">) <text:s text:c="48"/>#if p-value &lt;0.05, there is a serial correlation(bad)</text:span><text:span text:style-name="T1"/></text:p>
      <text:p text:style-name="Standard"><text:span text:style-name="T1">acf(</text:span><text:span text:style-name="T24">pemd4$residuals</text:span><text:span text:style-name="T5">, type="partial") <text:s/>#figure for serial correlation blue line shows p-value</text:span><text:span text:style-name="T5"/></text:p>
      <text:p text:style-name="Standard"><text:span text:style-name="T1">pcdtest(</text:span><text:span text:style-name="T24">pemd4</text:span><text:span text:style-name="T1">, test="cd") <text:s text:c="16"/>#if p-value &lt;0.05, there is cross-sectional dependency(bad) </text:span><text:span text:style-name="T1"/></text:p>
      <text:p text:style-name="Standard"><text:span text:style-name="T6">pearson.test(</text:span><text:span text:style-name="T25">pemd4</text:span><text:span text:style-name="T2">$residuals,</text:span><text:span text:style-name="T6"> adjust=F)</text:span><text:span text:style-name="T25"> <text:s/></text:span><text:span text:style-name="T27">#if p-value &lt;0.05, residuals are not normally distributed(bad)</text:span><text:span text:style-name="T1"/></text:p>
      <text:p text:style-name="Standard"><text:span text:style-name="T2">ggdensity(</text:span><text:span text:style-name="T25">pemd4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5">pemd4</text:span><text:span text:style-name="T2">$residuals) #figure for normality</text:span><text:span text:style-name="T25"/></text:p>
      <text:p text:style-name="Standard"><text:span text:style-name="T1">pFtest(</text:span><text:span text:style-name="T24">femd4</text:span><text:span text:style-name="T1">, </text:span><text:span text:style-name="T24">pemd4</text:span><text:span text:style-name="T1">) <text:s text:c="11"/>#if p-value &lt; 0.05, prefer </text:span><text:span text:style-name="T24">femd4</text:span><text:span text:style-name="T1"> or </text:span><text:span text:style-name="T24">femwid4</text:span><text:span text:style-name="T1"> to </text:span><text:span text:style-name="T24">pemd4</text:span><text:span text:style-name="T5">, if not, vice versa</text:span><text:span text:style-name="T5"/></text:p>
      <text:p text:style-name="Standard"><text:span text:style-name="T5">plmtest(</text:span><text:span text:style-name="T24">pemd4</text:span><text:span text:style-name="T5">,type="bp") <text:s text:c="21"/>#if p-value&lt;0.05, prefer </text:span><text:span text:style-name="T24">remd4</text:span><text:span text:style-name="T5"> to </text:span><text:span text:style-name="T24">pemd4</text:span><text:span text:style-name="T5">, if not vice versa</text:span><text:span text:style-name="T5"/></text:p>
      <text:p text:style-name="Standard"><text:span text:style-name="T1">phtest(</text:span><text:span text:style-name="T24">femwid4</text:span><text:span text:style-name="T1">,</text:span><text:span text:style-name="T24">remd4</text:span><text:span text:style-name="T1">) <text:s text:c="10"/>#if p-value &lt;0.05, prefer </text:span><text:span text:style-name="T24">femd4</text:span><text:span text:style-name="T1"> or </text:span><text:span text:style-name="T24">femwid4</text:span><text:span text:style-name="T1"> <text:s/>to </text:span><text:span text:style-name="T24">remd4</text:span><text:span text:style-name="T1">, if not, vice versa</text:span><text:span text:style-name="T1"/>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tr" fo:country="T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tr" fo:country="T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9:56:00</meta:creation-date>
    <meta:initial-creator>lenovo</meta:initial-creator>
    <dc:language>en-US</dc:language>
    <dc:date>2025-03-22T10:29:18.901211118</dc:date>
    <meta:editing-cycles>204</meta:editing-cycles>
    <meta:editing-duration>PT21H26M10S</meta:editing-duration>
    <meta:generator>LibreOffice/7.4.7.2$Linux_X86_64 LibreOffice_project/40$Build-2</meta:generator>
    <meta:document-statistic meta:table-count="0" meta:image-count="0" meta:object-count="0" meta:page-count="8" meta:paragraph-count="219" meta:word-count="1573" meta:character-count="16208" meta:non-whitespace-character-count="13328"/>
    <meta:user-defined meta:name="AppVersion">15.0000</meta:user-defined>
    <meta:user-defined meta:name="Company">By NeC ® 2010 | Katilimsiz.Com</meta:user-defined>
    <meta:template xlink:type="simple" xlink:actuate="onRequest" xlink:title="Normal.dotm" xlink:href=""/>
  </office:meta>
</office:document-meta>
</file>